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0_10-13-33_000.jpg</text:p>
          </table:table-cell>
          <table:table-cell table:style-name="ce14" office:value-type="string">
            <text:p>:m / daylog メモ / partial / 2020-00520~0527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partial / 2020-00520~0527">
            <text:p>:m / daylog メモ / partial / 2020-00520~052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20-06-10_10-13-39_000.jpg</text:p>
          </table:table-cell>
          <table:table-cell table:style-name="ce14" office:value-type="string">
            <text:p>:m / daylog メモ / partial / 2020-00530~0608</text:p>
          </table:table-cell>
          <table:table-cell table:style-name="ce3"/>
          <table:table-cell table:style-name="ce3"/>
          <table:table-cell table:style-name="ce3"/>
          <table:table-cell table:style-name="ce32" table:formula="of:=IF([.E3]=&quot;&quot;;[.C3];CONCATENATE([.C3];&quot; / &quot;;[.E3]))" office:value-type="string" office:string-value=":m / daylog メモ / partial / 2020-00530~0608">
            <text:p>:m / daylog メモ / partial / 2020-00530~060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2020-06-10_10-25-43_000.jpg</text:p>
          </table:table-cell>
          <table:table-cell table:style-name="ce15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/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0_12-19-57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/>
          <table:table-cell table:style-name="ce32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0_13-26-34_000.jpg</text:p>
          </table:table-cell>
          <table:table-cell table:style-name="ce17" office:value-type="string">
            <text:p>:m 東和 PHOTO / 200611th / 田端駅 / 田端プロジェクト / １名 / 菊池ホクシン設備（合田工務店） / 資料</text:p>
          </table:table-cell>
          <table:table-cell table:style-name="ce16"/>
          <table:table-cell table:style-name="ce3"/>
          <table:table-cell table:style-name="ce3"/>
          <table:table-cell table:style-name="ce32" table:formula="of:=IF([.E6]=&quot;&quot;;[.C6];CONCATENATE([.C6];&quot; / &quot;;[.E6]))" office:value-type="string" office:string-value=":m 東和 PHOTO / 200611th / 田端駅 / 田端プロジェクト / １名 / 菊池ホクシン設備（合田工務店） / 資料">
            <text:p>:m 東和 PHOTO / 200611th / 田端駅 / 田端プロジェクト / １名 / 菊池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0_13-28-45_000.jpg</text:p>
          </table:table-cell>
          <table:table-cell table:style-name="ce17" office:value-type="string">
            <text:p>:m 東和 PHOTO / 200611th / 田端駅 / 田端プロジェクト / １名 / 菊池ホクシン設備（合田工務店） / 資料</text:p>
          </table:table-cell>
          <table:table-cell table:style-name="ce17"/>
          <table:table-cell table:style-name="ce3"/>
          <table:table-cell table:style-name="ce3"/>
          <table:table-cell table:style-name="ce32" table:formula="of:=IF([.E7]=&quot;&quot;;[.C7];CONCATENATE([.C7];&quot; / &quot;;[.E7]))" office:value-type="string" office:string-value=":m 東和 PHOTO / 200611th / 田端駅 / 田端プロジェクト / １名 / 菊池ホクシン設備（合田工務店） / 資料">
            <text:p>:m 東和 PHOTO / 200611th / 田端駅 / 田端プロジェクト / １名 / 菊池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0_13-30-22_000.jpg</text:p>
          </table:table-cell>
          <table:table-cell table:style-name="ce17" office:value-type="string">
            <text:p>:m 東和 PHOTO / 200611th / 田端駅 / 田端プロジェクト / １名 / 菊池ホクシン設備（合田工務店） / 資料</text:p>
          </table:table-cell>
          <table:table-cell table:style-name="ce15"/>
          <table:table-cell table:style-name="ce3"/>
          <table:table-cell table:style-name="ce3"/>
          <table:table-cell table:style-name="ce32" table:formula="of:=IF([.E8]=&quot;&quot;;[.C8];CONCATENATE([.C8];&quot; / &quot;;[.E8]))" office:value-type="string" office:string-value=":m 東和 PHOTO / 200611th / 田端駅 / 田端プロジェクト / １名 / 菊池ホクシン設備（合田工務店） / 資料">
            <text:p>:m 東和 PHOTO / 200611th / 田端駅 / 田端プロジェクト / １名 / 菊池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0_14-59-44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/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0_16-59-45_000.jpg</text:p>
          </table:table-cell>
          <table:table-cell table:style-name="ce17" office:value-type="string">
            <text:p>:m RES 1-2*3 / free# JVEMV6 37#24.1_4 / 37. miscs of miscs / 24. UFO-science / 1. eman:relativity / 基底変換</text:p>
          </table:table-cell>
          <table:table-cell table:style-name="ce17"/>
          <table:table-cell table:style-name="ce3"/>
          <table:table-cell table:style-name="ce3"/>
          <table:table-cell table:style-name="ce32" table:formula="of:=IF([.E10]=&quot;&quot;;[.C10];CONCATENATE([.C10];&quot; / &quot;;[.E10]))" office:value-type="string" office:string-value=":m RES 1-2*3 / free# JVEMV6 37#24.1_4 / 37. miscs of miscs / 24. UFO-science / 1. eman:relativity / 基底変換">
            <text:p>:m RES 1-2*3 / free# JVEMV6 37#24.1_4 / 37. miscs of miscs / 24. UFO-science / 1. eman:relativity / 基底変換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0_17-00-17_000.jpg</text:p>
          </table:table-cell>
          <table:table-cell table:style-name="ce17" office:value-type="string">
            <text:p>:m RES 3*3 / free# JVEMV6 37#24.1_4 / 37. miscs of miscs / 24. UFO-science / 1. eman:relativity / 基底変換</text:p>
          </table:table-cell>
          <table:table-cell table:style-name="ce16"/>
          <table:table-cell table:style-name="ce3"/>
          <table:table-cell table:style-name="ce3"/>
          <table:table-cell table:style-name="ce32" table:formula="of:=IF([.E11]=&quot;&quot;;[.C11];CONCATENATE([.C11];&quot; / &quot;;[.E11]))" office:value-type="string" office:string-value=":m RES 3*3 / free# JVEMV6 37#24.1_4 / 37. miscs of miscs / 24. UFO-science / 1. eman:relativity / 基底変換">
            <text:p>:m RES 3*3 / free# JVEMV6 37#24.1_4 / 37. miscs of miscs / 24. UFO-science / 1. eman:relativity / 基底変換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0_17-25-17_000.jpg</text:p>
          </table:table-cell>
          <table:table-cell table:style-name="ce6" office:value-type="string">
            <text:p>:PHOTO 記録 / PC画面 / 購入 / 作業着；空調付き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PHOTO 記録 / PC画面 / 購入 / 作業着；空調付き">
            <text:p>:PHOTO 記録 / PC画面 / 購入 / 作業着；空調付き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10_17-27-17_000.jpg</text:p>
          </table:table-cell>
          <table:table-cell table:style-name="ce6" office:value-type="string">
            <text:p>:PHOTO 記録 / PC画面 / 購入 / 作業着；空調付き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PHOTO 記録 / PC画面 / 購入 / 作業着；空調付き">
            <text:p>:PHOTO 記録 / PC画面 / 購入 / 作業着；空調付き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10_17-27-56_000.jpg</text:p>
          </table:table-cell>
          <table:table-cell table:style-name="ce6" office:value-type="string">
            <text:p>:PHOTO 記録 / PC画面 / 購入 / 作業着；空調付き</text:p>
          </table:table-cell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PHOTO 記録 / PC画面 / 購入 / 作業着；空調付き">
            <text:p>:PHOTO 記録 / PC画面 / 購入 / 作業着；空調付き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10_18-41-25_000.jpg</text:p>
          </table:table-cell>
          <table:table-cell table:style-name="ce6" office:value-type="string">
            <text:p>:bookmemo / ページメモ / id=2HTU / 神義論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bookmemo / ページメモ / id=2HTU / 神義論">
            <text:p>:bookmemo / ページメモ / id=2HTU / 神義論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10_20-36-17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6-10_21-21-28_000.jpg</text:p>
          </table:table-cell>
          <table:table-cell table:style-name="ce17" office:value-type="string">
            <text:p>:m 東和 PHOTO / 200611th / 田端駅 / 田端プロジェクト / １名 / 菊池ホクシン設備（合田工務店） / 資料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m 東和 PHOTO / 200611th / 田端駅 / 田端プロジェクト / １名 / 菊池ホクシン設備（合田工務店） / 資料">
            <text:p>:m 東和 PHOTO / 200611th / 田端駅 / 田端プロジェクト / １名 / 菊池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6-10_21-21-37_000.jpg</text:p>
          </table:table-cell>
          <table:table-cell table:style-name="ce17" office:value-type="string">
            <text:p>:m 東和 PHOTO / 200611th / 田端駅 / 田端プロジェクト / １名 / 菊池ホクシン設備（合田工務店） / 資料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m 東和 PHOTO / 200611th / 田端駅 / 田端プロジェクト / １名 / 菊池ホクシン設備（合田工務店） / 資料">
            <text:p>:m 東和 PHOTO / 200611th / 田端駅 / 田端プロジェクト / １名 / 菊池ホクシン設備（合田工務店） / 資料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6-10_21-24-04_000.jpg</text:p>
          </table:table-cell>
          <table:table-cell table:style-name="ce17" office:value-type="string">
            <text:p>:m 東和 PHOTO / 200611th / 田端駅 / 田端プロジェクト / １名 / 菊池ホクシン設備（合田工務店） / 資料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m 東和 PHOTO / 200611th / 田端駅 / 田端プロジェクト / １名 / 菊池ホクシン設備（合田工務店） / 資料">
            <text:p>:m 東和 PHOTO / 200611th / 田端駅 / 田端プロジェクト / １名 / 菊池ホクシン設備（合田工務店） / 資料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6-10_21-26-46_000.jpg</text:p>
          </table:table-cell>
          <table:table-cell table:style-name="ce17" office:value-type="string">
            <text:p>:m 東和 PHOTO / 200611th / 田端駅 / 田端プロジェクト / １名 / 菊池ホクシン設備（合田工務店） / 資料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m 東和 PHOTO / 200611th / 田端駅 / 田端プロジェクト / １名 / 菊池ホクシン設備（合田工務店） / 資料">
            <text:p>:m 東和 PHOTO / 200611th / 田端駅 / 田端プロジェクト / １名 / 菊池ホクシン設備（合田工務店） / 資料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6-10_22-23-14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6-11_04-41-4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6-11_04-51-41_000.jpg</text:p>
          </table:table-cell>
          <table:table-cell table:style-name="ce6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6-11_05-24-58_000.jpg</text:p>
          </table:table-cell>
          <table:table-cell table:style-name="ce17" office:value-type="string">
            <text:p>:m 東和 PHOTO / 200611th / 田端駅 / 田端プロジェクト / １名 / 菊池ホクシン設備（合田工務店） / 出発時間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m 東和 PHOTO / 200611th / 田端駅 / 田端プロジェクト / １名 / 菊池ホクシン設備（合田工務店） / 出発時間">
            <text:p>:m 東和 PHOTO / 200611th / 田端駅 / 田端プロジェクト / １名 / 菊池ホクシン設備（合田工務店） / 出発時間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6-11_07-21-37_000.jpg</text:p>
          </table:table-cell>
          <table:table-cell table:style-name="ce17" office:value-type="string">
            <text:p>:m 東和 PHOTO / 200611th / 田端駅 / 田端プロジェクト / １名 / 菊池ホクシン設備（合田工務店） / 現場状況 / N-35-44-6.839904 E-139-45-34.002685</text:p>
          </table:table-cell>
          <table:table-cell table:style-name="ce3"/>
          <table:table-cell table:style-name="ce3" table:formula="of:=[.F25]" office:value-type="string" office:string-value="N-35-44-6.839904 E-139-45-34.002685">
            <text:p>N-35-44-6.839904 E-139-45-34.002685</text:p>
          </table:table-cell>
          <table:table-cell table:style-name="ce3" office:value-type="string">
            <text:p>N-35-44-6.839904 E-139-45-34.002685</text:p>
          </table:table-cell>
          <table:table-cell table:style-name="ce32" table:formula="of:=IF([.E25]=&quot;&quot;;[.C25];CONCATENATE([.C25];&quot; / &quot;;[.E25]))" office:value-type="string" office:string-value=":m 東和 PHOTO / 200611th / 田端駅 / 田端プロジェクト / １名 / 菊池ホクシン設備（合田工務店） / 現場状況 / N-35-44-6.839904 E-139-45-34.002685 / N-35-44-6.839904 E-139-45-34.002685">
            <text:p>:m 東和 PHOTO / 200611th / 田端駅 / 田端プロジェクト / １名 / 菊池ホクシン設備（合田工務店） / 現場状況 / N-35-44-6.839904 E-139-45-34.002685 / N-35-44-6.839904 E-139-45-34.0026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6-11_07-21-39_000.jpg</text:p>
          </table:table-cell>
          <table:table-cell table:style-name="ce17" office:value-type="string">
            <text:p>:m 東和 PHOTO / 200611th / 田端駅 / 田端プロジェクト / １名 / 菊池ホクシン設備（合田工務店） / 現場状況 / N-35-44-6.839904 E-139-45-34.002685</text:p>
          </table:table-cell>
          <table:table-cell table:style-name="ce16"/>
          <table:table-cell table:style-name="ce3" table:formula="of:=[.F26]" office:value-type="string" office:string-value="N-35-44-6.839904 E-139-45-34.002685">
            <text:p>N-35-44-6.839904 E-139-45-34.002685</text:p>
          </table:table-cell>
          <table:table-cell table:style-name="ce3" office:value-type="string">
            <text:p>N-35-44-6.839904 E-139-45-34.002685</text:p>
          </table:table-cell>
          <table:table-cell table:style-name="ce32" table:formula="of:=IF([.E26]=&quot;&quot;;[.C26];CONCATENATE([.C26];&quot; / &quot;;[.E26]))" office:value-type="string" office:string-value=":m 東和 PHOTO / 200611th / 田端駅 / 田端プロジェクト / １名 / 菊池ホクシン設備（合田工務店） / 現場状況 / N-35-44-6.839904 E-139-45-34.002685 / N-35-44-6.839904 E-139-45-34.002685">
            <text:p>:m 東和 PHOTO / 200611th / 田端駅 / 田端プロジェクト / １名 / 菊池ホクシン設備（合田工務店） / 現場状況 / N-35-44-6.839904 E-139-45-34.002685 / N-35-44-6.839904 E-139-45-34.0026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6-11_07-21-58_000.jpg</text:p>
          </table:table-cell>
          <table:table-cell table:style-name="ce17" office:value-type="string">
            <text:p>:m 東和 PHOTO / 200611th / 田端駅 / 田端プロジェクト / １名 / 菊池ホクシン設備（合田工務店） / 現場状況 / N-35-44-6.839904 E-139-45-34.057617</text:p>
          </table:table-cell>
          <table:table-cell table:style-name="ce17"/>
          <table:table-cell table:style-name="ce3" table:formula="of:=[.F27]" office:value-type="string" office:string-value="N-35-44-6.839904 E-139-45-34.057617">
            <text:p>N-35-44-6.839904 E-139-45-34.057617</text:p>
          </table:table-cell>
          <table:table-cell table:style-name="ce3" office:value-type="string">
            <text:p>N-35-44-6.839904 E-139-45-34.057617</text:p>
          </table:table-cell>
          <table:table-cell table:style-name="ce32" table:formula="of:=IF([.E27]=&quot;&quot;;[.C27];CONCATENATE([.C27];&quot; / &quot;;[.E27]))" office:value-type="string" office:string-value=":m 東和 PHOTO / 200611th / 田端駅 / 田端プロジェクト / １名 / 菊池ホクシン設備（合田工務店） / 現場状況 / N-35-44-6.839904 E-139-45-34.057617 / N-35-44-6.839904 E-139-45-34.057617">
            <text:p>:m 東和 PHOTO / 200611th / 田端駅 / 田端プロジェクト / １名 / 菊池ホクシン設備（合田工務店） / 現場状況 / N-35-44-6.839904 E-139-45-34.057617 / N-35-44-6.839904 E-139-45-34.05761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6-11_07-22-09_000.jpg</text:p>
          </table:table-cell>
          <table:table-cell table:style-name="ce20" office:value-type="string">
            <text:p>記録しておきたい 東和現場近く 小さな花壇；マンション１階 田端駅 / N-35-44-6.826171 E-139-45-34.222412</text:p>
          </table:table-cell>
          <table:table-cell table:style-name="ce16"/>
          <table:table-cell table:style-name="ce3" table:formula="of:=[.F28]" office:value-type="string" office:string-value="N-35-44-6.826171 E-139-45-34.222412">
            <text:p>N-35-44-6.826171 E-139-45-34.222412</text:p>
          </table:table-cell>
          <table:table-cell table:style-name="ce3" office:value-type="string">
            <text:p>N-35-44-6.826171 E-139-45-34.222412</text:p>
          </table:table-cell>
          <table:table-cell table:style-name="ce32" table:formula="of:=IF([.E28]=&quot;&quot;;[.C28];CONCATENATE([.C28];&quot; / &quot;;[.E28]))" office:value-type="string" office:string-value="記録しておきたい 東和現場近く 小さな花壇；マンション１階 田端駅 / N-35-44-6.826171 E-139-45-34.222412 / N-35-44-6.826171 E-139-45-34.222412">
            <text:p>記録しておきたい 東和現場近く 小さな花壇；マンション１階 田端駅 / N-35-44-6.826171 E-139-45-34.222412 / N-35-44-6.826171 E-139-45-34.22241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6-11_07-22-18_000.jpg</text:p>
          </table:table-cell>
          <table:table-cell table:style-name="ce20" office:value-type="string">
            <text:p>記録しておきたい 東和現場近く 小さな花壇；マンション１階 田端駅 / N-35-44-6.826171 E-139-45-34.222412</text:p>
          </table:table-cell>
          <table:table-cell table:style-name="ce6"/>
          <table:table-cell table:style-name="ce3" table:formula="of:=[.F29]" office:value-type="string" office:string-value="N-35-44-6.826171 E-139-45-34.222412">
            <text:p>N-35-44-6.826171 E-139-45-34.222412</text:p>
          </table:table-cell>
          <table:table-cell table:style-name="ce3" office:value-type="string">
            <text:p>N-35-44-6.826171 E-139-45-34.222412</text:p>
          </table:table-cell>
          <table:table-cell table:style-name="ce32" table:formula="of:=IF([.E29]=&quot;&quot;;[.C29];CONCATENATE([.C29];&quot; / &quot;;[.E29]))" office:value-type="string" office:string-value="記録しておきたい 東和現場近く 小さな花壇；マンション１階 田端駅 / N-35-44-6.826171 E-139-45-34.222412 / N-35-44-6.826171 E-139-45-34.222412">
            <text:p>記録しておきたい 東和現場近く 小さな花壇；マンション１階 田端駅 / N-35-44-6.826171 E-139-45-34.222412 / N-35-44-6.826171 E-139-45-34.22241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6-11_07-22-38_000.jpg</text:p>
          </table:table-cell>
          <table:table-cell table:style-name="ce20" office:value-type="string">
            <text:p>記録しておきたい 東和現場近く 小さな花壇；マンション１階 田端駅 / N-35-44-6.812438 E-139-45-33.453369</text:p>
          </table:table-cell>
          <table:table-cell table:style-name="ce15"/>
          <table:table-cell table:style-name="ce3" table:formula="of:=[.F30]" office:value-type="string" office:string-value="N-35-44-6.812438 E-139-45-33.453369">
            <text:p>N-35-44-6.812438 E-139-45-33.453369</text:p>
          </table:table-cell>
          <table:table-cell table:style-name="ce3" office:value-type="string">
            <text:p>N-35-44-6.812438 E-139-45-33.453369</text:p>
          </table:table-cell>
          <table:table-cell table:style-name="ce32" table:formula="of:=IF([.E30]=&quot;&quot;;[.C30];CONCATENATE([.C30];&quot; / &quot;;[.E30]))" office:value-type="string" office:string-value="記録しておきたい 東和現場近く 小さな花壇；マンション１階 田端駅 / N-35-44-6.812438 E-139-45-33.453369 / N-35-44-6.812438 E-139-45-33.453369">
            <text:p>記録しておきたい 東和現場近く 小さな花壇；マンション１階 田端駅 / N-35-44-6.812438 E-139-45-33.453369 / N-35-44-6.812438 E-139-45-33.45336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6-11_07-34-28_000.jpg</text:p>
          </table:table-cell>
          <table:table-cell table:style-name="ce20" office:value-type="string">
            <text:p>記録しておきたい 文書 東和現場 <text:s/>田端駅 / 設計図；コンクリート打設 / N-35-44-6.86737 E-139-45-34.387207</text:p>
          </table:table-cell>
          <table:table-cell table:style-name="ce16"/>
          <table:table-cell table:style-name="ce3" table:formula="of:=[.F31]" office:value-type="string" office:string-value="N-35-44-6.86737 E-139-45-34.387207">
            <text:p>N-35-44-6.86737 E-139-45-34.387207</text:p>
          </table:table-cell>
          <table:table-cell table:style-name="ce3" office:value-type="string">
            <text:p>N-35-44-6.86737 E-139-45-34.387207</text:p>
          </table:table-cell>
          <table:table-cell table:style-name="ce32" table:formula="of:=IF([.E31]=&quot;&quot;;[.C31];CONCATENATE([.C31];&quot; / &quot;;[.E31]))" office:value-type="string" office:string-value="記録しておきたい 文書 東和現場  田端駅 / 設計図；コンクリート打設 / N-35-44-6.86737 E-139-45-34.387207 / N-35-44-6.86737 E-139-45-34.387207">
            <text:p>記録しておきたい 文書 東和現場 <text:s/>田端駅 / 設計図；コンクリート打設 / N-35-44-6.86737 E-139-45-34.387207 / N-35-44-6.86737 E-139-45-34.38720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6-11_20-50-35_000.jpg</text:p>
          </table:table-cell>
          <table:table-cell table:style-name="ce17" office:value-type="string">
            <text:p>:m 東和 PHOTO / 200611th / 田端駅 / 田端プロジェクト / １名 / 菊池ホクシン設備（合田工務店） / 帰宅時間（３０分前）</text:p>
          </table:table-cell>
          <table:table-cell table:style-name="ce17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2" table:formula="of:=IF([.E32]=&quot;&quot;;[.C32];CONCATENATE([.C32];&quot; / &quot;;[.E32]))" office:value-type="string" office:string-value=":m 東和 PHOTO / 200611th / 田端駅 / 田端プロジェクト / １名 / 菊池ホクシン設備（合田工務店） / 帰宅時間（３０分前）">
            <text:p>:m 東和 PHOTO / 200611th / 田端駅 / 田端プロジェクト / １名 / 菊池ホクシン設備（合田工務店） / 帰宅時間（３０分前）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6-12_04-10-17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532409 E-139-34-49.324951</text:p>
          </table:table-cell>
          <table:table-cell table:style-name="ce32" table:formula="of:=IF([.E33]=&quot;&quot;;[.C33];CONCATENATE([.C33];&quot; / &quot;;[.E33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6-12_04-13-56_000.jpg</text:p>
          </table:table-cell>
          <table:table-cell table:style-name="ce6" office:value-type="string">
            <text:p>:m やること 朝；台所 東和仕事の日 支度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 table:formula="of:=IF([.E34]=&quot;&quot;;[.C34];CONCATENATE([.C34];&quot; / &quot;;[.E34]))" office:value-type="string" office:string-value=":m やること 朝；台所 東和仕事の日 支度">
            <text:p>:m やること 朝；台所 東和仕事の日 支度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6-12_04-13-56_001.jpg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 table:formula="of:=IF([.E35]=&quot;&quot;;[.C35];CONCATENATE([.C35];&quot; / &quot;;[.E35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6-12_04-32-57_000.jpg</text:p>
          </table:table-cell>
          <table:table-cell table:style-name="ce6" office:value-type="string">
            <text:p>:m やること 東和仕事の日 帰宅後にやること；猫の餌遣りも含む</text:p>
          </table:table-cell>
          <table:table-cell table:style-name="ce3"/>
          <table:table-cell table:style-name="ce3"/>
          <table:table-cell table:style-name="ce3" office:value-type="string">
            <text:p>N-35-35-28.408813 E-139-34-49.379882</text:p>
          </table:table-cell>
          <table:table-cell table:style-name="ce32" table:formula="of:=IF([.E36]=&quot;&quot;;[.C36];CONCATENATE([.C36];&quot; / &quot;;[.E36]))" office:value-type="string" office:string-value=":m やること 東和仕事の日 帰宅後にやること；猫の餌遣りも含む">
            <text:p>:m やること 東和仕事の日 帰宅後にやること；猫の餌遣りも含む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6-12_05-01-39_000.jpg</text:p>
          </table:table-cell>
          <table:table-cell table:style-name="ce6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81347 E-139-34-49.379882</text:p>
          </table:table-cell>
          <table:table-cell table:style-name="ce32" table:formula="of:=IF([.E37]=&quot;&quot;;[.C37];CONCATENATE([.C37];&quot; / &quot;;[.E37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20-06-12_05-35-21_000.jpg</text:p>
          </table:table-cell>
          <table:table-cell table:style-name="ce17" office:value-type="string">
            <text:p>:m 東和 PHOTO / 200612f / 田端駅 / 田端プロジェクト / １名 / 菊池ホクシン設備（合田工務店） / 出発時間 / N-35-35-28.669738 E-139-34-49.489746</text:p>
          </table:table-cell>
          <table:table-cell table:style-name="ce3"/>
          <table:table-cell table:style-name="ce3" table:formula="of:=[.F38]" office:value-type="string" office:string-value="N-35-35-28.669738 E-139-34-49.489746">
            <text:p>N-35-35-28.669738 E-139-34-49.489746</text:p>
          </table:table-cell>
          <table:table-cell table:style-name="ce3" office:value-type="string">
            <text:p>N-35-35-28.669738 E-139-34-49.489746</text:p>
          </table:table-cell>
          <table:table-cell table:style-name="ce32" table:formula="of:=IF([.E38]=&quot;&quot;;[.C38];CONCATENATE([.C38];&quot; / &quot;;[.E38]))" office:value-type="string" office:string-value=":m 東和 PHOTO / 200612f / 田端駅 / 田端プロジェクト / １名 / 菊池ホクシン設備（合田工務店） / 出発時間 / N-35-35-28.669738 E-139-34-49.489746 / N-35-35-28.669738 E-139-34-49.489746">
            <text:p>:m 東和 PHOTO / 200612f / 田端駅 / 田端プロジェクト / １名 / 菊池ホクシン設備（合田工務店） / 出発時間 / N-35-35-28.669738 E-139-34-49.489746 / N-35-35-28.669738 E-139-34-49.4897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20-06-12_13-33-34_000.jpg</text:p>
          </table:table-cell>
          <table:table-cell table:style-name="ce20" office:value-type="string">
            <text:p>記録しておきたい 東和現場近く 植木鉢；つくしんぼのような植物；大きい 田端駅から現場への道；途中 plants;grass;nature-observation / N-35-44-8.927307 E-139-45-39.111328</text:p>
          </table:table-cell>
          <table:table-cell table:style-name="ce23"/>
          <table:table-cell table:style-name="ce3" table:formula="of:=[.F39]" office:value-type="string" office:string-value="N-35-44-8.927307 E-139-45-39.111328">
            <text:p>N-35-44-8.927307 E-139-45-39.111328</text:p>
          </table:table-cell>
          <table:table-cell table:style-name="ce3" office:value-type="string">
            <text:p>N-35-44-8.927307 E-139-45-39.111328</text:p>
          </table:table-cell>
          <table:table-cell table:style-name="ce32" table:formula="of:=IF([.E39]=&quot;&quot;;[.C39];CONCATENATE([.C39];&quot; / &quot;;[.E39]))" office:value-type="string" office:string-value="記録しておきたい 東和現場近く 植木鉢；つくしんぼのような植物；大きい 田端駅から現場への道；途中 plants;grass;nature-observation / N-35-44-8.927307 E-139-45-39.111328 / N-35-44-8.927307 E-139-45-39.111328">
            <text:p>記録しておきたい 東和現場近く 植木鉢；つくしんぼのような植物；大きい 田端駅から現場への道；途中 plants;grass;nature-observation / N-35-44-8.927307 E-139-45-39.111328 / N-35-44-8.927307 E-139-45-39.11132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20-06-12_13-33-42_000.jpg</text:p>
          </table:table-cell>
          <table:table-cell table:style-name="ce20" office:value-type="string">
            <text:p>記録しておきたい 東和現場近く 植木鉢；つくしんぼのような植物；大きい 田端駅から現場への道；途中 plants;grass;nature-observation / N-35-44-8.927307 E-139-45-39.111328</text:p>
          </table:table-cell>
          <table:table-cell table:style-name="ce14"/>
          <table:table-cell table:style-name="ce3" table:formula="of:=[.F40]" office:value-type="string" office:string-value="N-35-44-8.927307 E-139-45-39.111328">
            <text:p>N-35-44-8.927307 E-139-45-39.111328</text:p>
          </table:table-cell>
          <table:table-cell table:style-name="ce3" office:value-type="string">
            <text:p>N-35-44-8.927307 E-139-45-39.111328</text:p>
          </table:table-cell>
          <table:table-cell table:style-name="ce32" table:formula="of:=IF([.E40]=&quot;&quot;;[.C40];CONCATENATE([.C40];&quot; / &quot;;[.E40]))" office:value-type="string" office:string-value="記録しておきたい 東和現場近く 植木鉢；つくしんぼのような植物；大きい 田端駅から現場への道；途中 plants;grass;nature-observation / N-35-44-8.927307 E-139-45-39.111328 / N-35-44-8.927307 E-139-45-39.111328">
            <text:p>記録しておきたい 東和現場近く 植木鉢；つくしんぼのような植物；大きい 田端駅から現場への道；途中 plants;grass;nature-observation / N-35-44-8.927307 E-139-45-39.111328 / N-35-44-8.927307 E-139-45-39.11132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20-06-12_13-33-46_000.jpg</text:p>
          </table:table-cell>
          <table:table-cell table:style-name="ce20" office:value-type="string">
            <text:p>記録しておきたい 東和現場近く 植木鉢；つくしんぼのような植物；大きい 田端駅から現場への道；途中 plants;grass;nature-observation / N-35-44-8.927307 E-139-45-39.111328</text:p>
          </table:table-cell>
          <table:table-cell table:style-name="ce23"/>
          <table:table-cell table:style-name="ce3" table:formula="of:=[.F41]" office:value-type="string" office:string-value="N-35-44-8.927307 E-139-45-39.111328">
            <text:p>N-35-44-8.927307 E-139-45-39.111328</text:p>
          </table:table-cell>
          <table:table-cell table:style-name="ce3" office:value-type="string">
            <text:p>N-35-44-8.927307 E-139-45-39.111328</text:p>
          </table:table-cell>
          <table:table-cell table:style-name="ce32" table:formula="of:=IF([.E41]=&quot;&quot;;[.C41];CONCATENATE([.C41];&quot; / &quot;;[.E41]))" office:value-type="string" office:string-value="記録しておきたい 東和現場近く 植木鉢；つくしんぼのような植物；大きい 田端駅から現場への道；途中 plants;grass;nature-observation / N-35-44-8.927307 E-139-45-39.111328 / N-35-44-8.927307 E-139-45-39.111328">
            <text:p>記録しておきたい 東和現場近く 植木鉢；つくしんぼのような植物；大きい 田端駅から現場への道；途中 plants;grass;nature-observation / N-35-44-8.927307 E-139-45-39.111328 / N-35-44-8.927307 E-139-45-39.11132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20-06-12_13-33-53_000.jpg</text:p>
          </table:table-cell>
          <table:table-cell table:style-name="ce20" office:value-type="string">
            <text:p>記録しておきたい 東和現場近く 植木鉢；つくしんぼのような植物；大きい 田端駅から現場への道；途中 plants;grass;nature-observation / N-35-44-8.762512 E-139-45-38.946533</text:p>
          </table:table-cell>
          <table:table-cell table:style-name="ce3"/>
          <table:table-cell table:style-name="ce3" table:formula="of:=[.F42]" office:value-type="string" office:string-value="N-35-44-8.762512 E-139-45-38.946533">
            <text:p>N-35-44-8.762512 E-139-45-38.946533</text:p>
          </table:table-cell>
          <table:table-cell table:style-name="ce3" office:value-type="string">
            <text:p>N-35-44-8.762512 E-139-45-38.946533</text:p>
          </table:table-cell>
          <table:table-cell table:style-name="ce32" table:formula="of:=IF([.E42]=&quot;&quot;;[.C42];CONCATENATE([.C42];&quot; / &quot;;[.E42]))" office:value-type="string" office:string-value="記録しておきたい 東和現場近く 植木鉢；つくしんぼのような植物；大きい 田端駅から現場への道；途中 plants;grass;nature-observation / N-35-44-8.762512 E-139-45-38.946533 / N-35-44-8.762512 E-139-45-38.946533">
            <text:p>記録しておきたい 東和現場近く 植木鉢；つくしんぼのような植物；大きい 田端駅から現場への道；途中 plants;grass;nature-observation / N-35-44-8.762512 E-139-45-38.946533 / N-35-44-8.762512 E-139-45-38.94653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2020-06-12_16-36-34_000.jpg</text:p>
          </table:table-cell>
          <table:table-cell table:style-name="ce17" office:value-type="string">
            <text:p>:tome/ (J*) / 受験競争の環境；自分の中に溜まっている；detect,排除；それらが落ちていく</text:p>
          </table:table-cell>
          <table:table-cell table:style-name="ce3"/>
          <table:table-cell table:style-name="ce3"/>
          <table:table-cell table:style-name="ce3" office:value-type="string">
            <text:p>N-35-35-28.559875 E-139-34-49.379882</text:p>
          </table:table-cell>
          <table:table-cell table:style-name="ce32" table:formula="of:=IF([.E43]=&quot;&quot;;[.C43];CONCATENATE([.C43];&quot; / &quot;;[.E43]))" office:value-type="string" office:string-value=":tome/ (J*) / 受験競争の環境；自分の中に溜まっている；detect,排除；それらが落ちていく">
            <text:p>:tome/ (J*) / 受験競争の環境；自分の中に溜まっている；detect,排除；それらが落ちていく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2020-06-12_16-36-49_000.jpg</text:p>
          </table:table-cell>
          <table:table-cell table:style-name="ce14" office:value-type="string">
            <text:p>:m 見た夢 </text:p>
          </table:table-cell>
          <table:table-cell table:style-name="ce3"/>
          <table:table-cell table:style-name="ce3"/>
          <table:table-cell table:style-name="ce3" office:value-type="string">
            <text:p>N-35-35-28.559875 E-139-34-49.379882</text:p>
          </table:table-cell>
          <table:table-cell table:style-name="ce32" table:formula="of:=IF([.E44]=&quot;&quot;;[.C44];CONCATENATE([.C44];&quot; / &quot;;[.E44]))" office:value-type="string" office:string-value=":m 見た夢 ">
            <text:p>:m 見た夢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string">
            <text:p>2020-06-12_16-37-02_000.jpg</text:p>
          </table:table-cell>
          <table:table-cell table:style-name="ce6" office:value-type="string">
            <text:p>:m やること 東和仕事の日 帰宅後にやること；猫の餌遣りも含む</text:p>
          </table:table-cell>
          <table:table-cell table:style-name="ce3"/>
          <table:table-cell table:style-name="ce3"/>
          <table:table-cell table:style-name="ce3" office:value-type="string">
            <text:p>N-35-35-28.49121 E-139-34-49.215087</text:p>
          </table:table-cell>
          <table:table-cell table:style-name="ce32" table:formula="of:=IF([.E45]=&quot;&quot;;[.C45];CONCATENATE([.C45];&quot; / &quot;;[.E45]))" office:value-type="string" office:string-value=":m やること 東和仕事の日 帰宅後にやること；猫の餌遣りも含む">
            <text:p>:m やること 東和仕事の日 帰宅後にやること；猫の餌遣りも含む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2020-06-12_18-16-05_000.jpg</text:p>
          </table:table-cell>
          <table:table-cell table:style-name="ce17" office:value-type="string">
            <text:p>:m 東和 PHOTO / 200611th / 田端駅 / 田端プロジェクト / １名 / 菊池ホクシン設備（合田工務店） / 日報</text:p>
          </table:table-cell>
          <table:table-cell table:style-name="ce3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46]=&quot;&quot;;[.C46];CONCATENATE([.C46];&quot; / &quot;;[.E46]))" office:value-type="string" office:string-value=":m 東和 PHOTO / 200611th / 田端駅 / 田端プロジェクト / １名 / 菊池ホクシン設備（合田工務店） / 日報">
            <text:p>:m 東和 PHOTO / 200611th / 田端駅 / 田端プロジェクト / １名 / 菊池ホクシン設備（合田工務店） / 日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2020-06-12_18-16-36_000.jpg</text:p>
          </table:table-cell>
          <table:table-cell table:style-name="ce17" office:value-type="string">
            <text:p>:m 東和 PHOTO / 200612th/ 田端駅 / 田端プロジェクト / １名 / 菊池ホクシン設備（合田工務店） / 日報</text:p>
          </table:table-cell>
          <table:table-cell table:style-name="ce3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2" table:formula="of:=IF([.E47]=&quot;&quot;;[.C47];CONCATENATE([.C47];&quot; / &quot;;[.E47]))" office:value-type="string" office:string-value=":m 東和 PHOTO / 200612th/ 田端駅 / 田端プロジェクト / １名 / 菊池ホクシン設備（合田工務店） / 日報">
            <text:p>:m 東和 PHOTO / 200612th/ 田端駅 / 田端プロジェクト / １名 / 菊池ホクシン設備（合田工務店） / 日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string">
            <text:p>2020-06-12_19-23-53_000.jpg</text:p>
          </table:table-cell>
          <table:table-cell table:style-name="ce6" office:value-type="string">
            <text:p>:m 記録 / 身体 / 全身像 / 顔 / 様子 / 楽器演奏中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 table:formula="of:=IF([.E48]=&quot;&quot;;[.C48];CONCATENATE([.C48];&quot; / &quot;;[.E48]))" office:value-type="string" office:string-value=":m 記録 / 身体 / 全身像 / 顔 / 様子 / 楽器演奏中">
            <text:p>:m 記録 / 身体 / 全身像 / 顔 / 様子 / 楽器演奏中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string">
            <text:p>2020-06-12_19-24-22_000.jpg</text:p>
          </table:table-cell>
          <table:table-cell table:style-name="ce6" office:value-type="string">
            <text:p>:m music / log / kb / || s.1:ref=0610-0626,ap-1.3,R=1 || s.2:muse,album-1.3,play || s.3:et-N;jazz,R=2,t.100,tone=004 || s.4:et-N;jazz,LR-different,t.60,R=3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 table:formula="of:=IF([.E49]=&quot;&quot;;[.C49];CONCATENATE([.C49];&quot; / &quot;;[.E49]))" office:value-type="string" office:string-value=":m music / log / kb / || s.1:ref=0610-0626,ap-1.3,R=1 || s.2:muse,album-1.3,play || s.3:et-N;jazz,R=2,t.100,tone=004 || s.4:et-N;jazz,LR-different,t.60,R=3">
            <text:p>:m music / log / kb / || s.1:ref=0610-0626,ap-1.3,R=1 || s.2:muse,album-1.3,play || s.3:et-N;jazz,R=2,t.100,tone=004 || s.4:et-N;jazz,LR-different,t.60,R=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3" office:value-type="string">
            <text:p>2020-06-12_20-55-39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 table:formula="of:=IF([.E50]=&quot;&quot;;[.C50];CONCATENATE([.C50];&quot; / &quot;;[.E50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office:value-type="string">
            <text:p>2020-06-12_23-04-11_000.jpg</text:p>
          </table:table-cell>
          <table:table-cell table:style-name="ce17" office:value-type="string">
            <text:p>:m 記録 / 身体 / ケガ / 左腕；内側；擦り傷；ミケの後ろ足が引っ掻いた</text:p>
          </table:table-cell>
          <table:table-cell table:style-name="ce3"/>
          <table:table-cell table:style-name="ce3"/>
          <table:table-cell table:style-name="ce3" office:value-type="string">
            <text:p>N-35-35-28.0 E-139-34-49.0</text:p>
          </table:table-cell>
          <table:table-cell table:style-name="ce32" table:formula="of:=IF([.E51]=&quot;&quot;;[.C51];CONCATENATE([.C51];&quot; / &quot;;[.E51]))" office:value-type="string" office:string-value=":m 記録 / 身体 / ケガ / 左腕；内側；擦り傷；ミケの後ろ足が引っ掻いた">
            <text:p>:m 記録 / 身体 / ケガ / 左腕；内側；擦り傷；ミケの後ろ足が引っ掻い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string">
            <text:p>2020-06-12_23-51-28_000.jpg</text:p>
          </table:table-cell>
          <table:table-cell table:style-name="ce16" office:value-type="string">
            <text:p>:m :PHOTO 寝た時刻 / 2020</text:p>
          </table:table-cell>
          <table:table-cell table:style-name="ce3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2" table:formula="of:=IF([.E52]=&quot;&quot;;[.C52];CONCATENATE([.C52];&quot; / &quot;;[.E52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office:value-type="string">
            <text:p>2020-06-13_07-55-48_000.jpg</text:p>
          </table:table-cell>
          <table:table-cell table:style-name="ce17" office:value-type="string">
            <text:p>:m :PHOTO 起きた時刻 / 2020 / １時間前</text:p>
          </table:table-cell>
          <table:table-cell table:style-name="ce23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2" table:formula="of:=IF([.E53]=&quot;&quot;;[.C53];CONCATENATE([.C53];&quot; / &quot;;[.E53]))" office:value-type="string" office:string-value=":m :PHOTO 起きた時刻 / 2020 / １時間前">
            <text:p>:m :PHOTO 起きた時刻 / 2020 / １時間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string">
            <text:p>2020-06-13_08-24-46_000.jpg</text:p>
          </table:table-cell>
          <table:table-cell table:style-name="ce17" office:value-type="string">
            <text:p>:m 記録 / 身体 / ケガ / 左腕；内側；擦り傷；ミケの後ろ足が引っ掻いた</text:p>
          </table:table-cell>
          <table:table-cell table:style-name="ce23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54]=&quot;&quot;;[.C54];CONCATENATE([.C54];&quot; / &quot;;[.E54]))" office:value-type="string" office:string-value=":m 記録 / 身体 / ケガ / 左腕；内側；擦り傷；ミケの後ろ足が引っ掻いた">
            <text:p>:m 記録 / 身体 / ケガ / 左腕；内側；擦り傷；ミケの後ろ足が引っ掻い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string">
            <text:p>2020-06-13_08-26-40_000.jpg</text:p>
          </table:table-cell>
          <table:table-cell table:style-name="ce17" office:value-type="string">
            <text:p>:m 記録 / 身体 / ケガ / 左腕；内側；擦り傷；ミケの後ろ足が引っ掻いた</text:p>
          </table:table-cell>
          <table:table-cell table:style-name="ce23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2" table:formula="of:=IF([.E55]=&quot;&quot;;[.C55];CONCATENATE([.C55];&quot; / &quot;;[.E55]))" office:value-type="string" office:string-value=":m 記録 / 身体 / ケガ / 左腕；内側；擦り傷；ミケの後ろ足が引っ掻いた">
            <text:p>:m 記録 / 身体 / ケガ / 左腕；内側；擦り傷；ミケの後ろ足が引っ掻い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3" office:value-type="string">
            <text:p>2020-06-13_08-52-04_000.jpg</text:p>
          </table:table-cell>
          <table:table-cell table:style-name="ce6" office:value-type="string">
            <text:p>:m やること 東和仕事の日 帰宅後にやること；猫の餌遣りも含む</text:p>
          </table:table-cell>
          <table:table-cell table:style-name="ce23"/>
          <table:table-cell table:style-name="ce3"/>
          <table:table-cell table:style-name="ce3" office:value-type="string">
            <text:p>N-35-35-28.0 E-139-34-49.0</text:p>
          </table:table-cell>
          <table:table-cell table:style-name="ce32" table:formula="of:=IF([.E56]=&quot;&quot;;[.C56];CONCATENATE([.C56];&quot; / &quot;;[.E56]))" office:value-type="string" office:string-value=":m やること 東和仕事の日 帰宅後にやること；猫の餌遣りも含む">
            <text:p>:m やること 東和仕事の日 帰宅後にやること；猫の餌遣りも含む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3" office:value-type="string">
            <text:p>2020-06-13_08-53-00_000.jpg</text:p>
          </table:table-cell>
          <table:table-cell table:style-name="ce6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8.738403 E-139-34-49.434814</text:p>
          </table:table-cell>
          <table:table-cell table:style-name="ce32" table:formula="of:=IF([.E57]=&quot;&quot;;[.C57];CONCATENATE([.C57];&quot; / &quot;;[.E57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10_14-26-22_000.mp4</text:p>
          </table:table-cell>
          <table:table-cell table:style-name="ce6" office:value-type="string">
            <text:p>:VIDEO / @自宅 / メモ / kb,keyboard / 演奏、play / k-2020-0610-1 / genr=f-prev:ap-1.3,other=score-written,score=+,for=play-recording</text:p>
          </table:table-cell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string" office:string-value=":VIDEO / @自宅 / メモ / kb,keyboard / 演奏、play / k-2020-0610-1 / genr=f-prev:ap-1.3,other=score-written,score=+,for=play-recording">
            <text:p>:VIDEO / @自宅 / メモ / kb,keyboard / 演奏、play / k-2020-0610-1 / genr=f-prev:ap-1.3,other=score-written,score=+,for=play-recording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0_18-34-53_000.m4a</text:p>
          </table:table-cell>
          <table:table-cell table:style-name="ce17" office:value-type="string">
            <text:p>:VOICE-MEMO / @自宅 / 思ったこと / 「賢い」；置換機能を使って数え上げる；数えるのが苦手だから</text:p>
          </table:table-cell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string" office:string-value=":VOICE-MEMO / @自宅 / 思ったこと / 「賢い」；置換機能を使って数え上げる；数えるのが苦手だから">
            <text:p>:VOICE-MEMO / @自宅 / 思ったこと / 「賢い」；置換機能を使って数え上げる；数えるのが苦手だから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1_05-21-41_000.m4a</text:p>
          </table:table-cell>
          <table:table-cell table:style-name="ce20" office:value-type="string">
            <text:p>:VOICE-MEMO / @自室 / idea,lets / dessin / 花のデッサン</text:p>
          </table:table-cell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string" office:string-value=":VOICE-MEMO / @自室 / idea,lets / dessin / 花のデッサン">
            <text:p>:VOICE-MEMO / @自室 / idea,lets / dessin / 花のデッサン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2_18-52-25_000.mp4</text:p>
          </table:table-cell>
          <table:table-cell table:style-name="ce6" office:value-type="string">
            <text:p>:VIDEO / @自宅 / メモ / kb,keyboard / 演奏、play / k-2020-0612-X / genr=f-prev:ap-1.3,for=movement-2,ref=0610-0626</text:p>
          </table:table-cell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string" office:string-value=":VIDEO / @自宅 / メモ / kb,keyboard / 演奏、play / k-2020-0612-X / genr=f-prev:ap-1.3,for=movement-2,ref=0610-0626">
            <text:p>:VIDEO / @自宅 / メモ / kb,keyboard / 演奏、play / k-2020-0612-X / genr=f-prev:ap-1.3,for=movement-2,ref=0610-062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2_19-17-12_000.mp4</text:p>
          </table:table-cell>
          <table:table-cell table:style-name="ce6" office:value-type="string">
            <text:p>:VIDEO / @自宅 / メモ / kb,keyboard / 演奏、play / k-2020-0612-2 / genr=res-N:jazz,RH=melody,LH=base-notes,for=seed-phrase</text:p>
          </table:table-cell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string" office:string-value=":VIDEO / @自宅 / メモ / kb,keyboard / 演奏、play / k-2020-0612-2 / genr=res-N:jazz,RH=melody,LH=base-notes,for=seed-phrase">
            <text:p>:VIDEO / @自宅 / メモ / kb,keyboard / 演奏、play / k-2020-0612-2 / genr=res-N:jazz,RH=melody,LH=base-notes,for=seed-phra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2_19-21-03_000.mp4</text:p>
          </table:table-cell>
          <table:table-cell table:style-name="ce6" office:value-type="string">
            <text:p>:VIDEO / @自宅 / メモ / kb,keyboard / 演奏、play / k-2020-0612-X / genr=et-N:jazz,chor=F;G,RH=notes,LH=notes,for=LR-different-finger</text:p>
          </table:table-cell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string" office:string-value=":VIDEO / @自宅 / メモ / kb,keyboard / 演奏、play / k-2020-0612-X / genr=et-N:jazz,chor=F;G,RH=notes,LH=notes,for=LR-different-finger">
            <text:p>:VIDEO / @自宅 / メモ / kb,keyboard / 演奏、play / k-2020-0612-X / genr=et-N:jazz,chor=F;G,RH=notes,LH=notes,for=LR-different-finger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2_19-23-50_000.mp4</text:p>
          </table:table-cell>
          <table:table-cell table:style-name="ce6" office:value-type="string">
            <text:p>:VIDEO / @自室 / 記録 / 身体：顔 / 表情；演奏中</text:p>
          </table:table-cell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string" office:string-value=":VIDEO / @自室 / 記録 / 身体：顔 / 表情；演奏中">
            <text:p>:VIDEO / @自室 / 記録 / 身体：顔 / 表情；演奏中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2_23-48-56_000.m4a</text:p>
          </table:table-cell>
          <table:table-cell table:style-name="ce6" office:value-type="string">
            <text:p>:VIDEO / @自室 / 記録 / 聖書 / 「嘆きと歯ぎしり」；本当にイエスの言葉なのか</text:p>
          </table:table-cell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string" office:string-value=":VIDEO / @自室 / 記録 / 聖書 / 「嘆きと歯ぎしり」；本当にイエスの言葉なのか">
            <text:p>:VIDEO / @自室 / 記録 / 聖書 / 「嘆きと歯ぎしり」；本当にイエスの言葉なのか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10">
          <table:table-cell table:style-name="ce3" table:number-columns-repeated="2"/>
          <table:table-cell table:style-name="ce1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2020/06/13</text:date>, <text:time>11:0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3T11:06:41.22</dc:date>
    <dc:creator>iwabuchi ken</dc:creator>
    <meta:editing-duration>P22DT1H1M7S</meta:editing-duration>
    <meta:editing-cycles>8549</meta:editing-cycles>
    <meta:document-statistic meta:table-count="1" meta:cell-count="492" meta:object-count="0"/>
  </office:meta>
</office:document-meta>
</file>